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1031" officeooo:paragraph-rsid="00131031"/>
    </style:style>
    <style:style style:name="P2" style:family="paragraph" style:parent-style-name="Standard" style:list-style-name="L1">
      <style:text-properties officeooo:rsid="00131031" officeooo:paragraph-rsid="0013103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Tasks:</text:p>
      <text:list text:style-name="L1">
        <text:list-item>
          <text:p text:style-name="P2">Real Analysis II:</text:p>
          <text:list>
            <text:list-item>
              <text:p text:style-name="P2">2/6 @ 2:00 Prepare for midterm, study group</text:p>
            </text:list-item>
          </text:list>
        </text:list-item>
        <text:list-item>
          <text:p text:style-name="P2">Numerical Analysis:</text:p>
          <text:list>
            <text:list-item>
              <text:p text:style-name="P2">2/7 @ 11:59 PM Homework #2.</text:p>
            </text:list-item>
          </text:list>
        </text:list-item>
        <text:list-item>
          <text:p text:style-name="P2">Manifolds:</text:p>
          <text:list>
            <text:list-item>
              <text:p text:style-name="P2">2/20 @ 12:30 PM Homework #3</text:p>
            </text:list-item>
          </text:list>
        </text:list-item>
        <text:list-item>
          <text:p text:style-name="P2">Calc 1:</text:p>
          <text:list>
            <text:list-item>
              <text:p text:style-name="P2">2/11 @ 11:00 Lesson plan for 2/11 and 2/13</text:p>
            </text:list-item>
          </text:list>
        </text:list-item>
        <text:list-item>
          <text:p text:style-name="P2">Calc 3:</text:p>
          <text:list>
            <text:list-item>
              <text:p text:style-name="P2">2/12 @ 11:00 Grade quiz4 Lesson plan for 2/12 and quiz5</text:p>
            </text:list-item>
          </text:list>
        </text:list-item>
      </text:list>
      <text:p text:style-name="P1"/>
      <text:p text:style-name="P1">Completed Tasks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4:08:40.007252410</meta:creation-date>
    <dc:date>2025-02-07T04:13:22.677157445</dc:date>
    <meta:editing-duration>PT4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64" meta:character-count="294" meta:non-whitespace-character-count="252"/>
  </office:meta>
</office:document-meta>
</file>